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weight="normal"/>
    </style:style>
    <style:style style:name="T1" style:family="text">
      <style:text-properties fo:font-variant="normal" fo:text-transform="none" fo:color="#000000" style:text-line-through-style="none" style:text-line-through-type="none" style:font-name="Arial" fo:font-size="14pt" fo:font-style="normal" style:text-underline-style="none" style:text-blinking="false" fo:background-color="transparent" loext:char-shading-value="0"/>
    </style:style>
    <style:style style:name="T2" style:family="text">
      <style:text-properties fo:font-variant="normal" fo:text-transform="none" fo:color="#202124" style:text-line-through-style="none" style:text-line-through-type="none" style:font-name="Arial" fo:font-size="14pt" fo:font-style="normal" style:text-underline-style="none" style:text-blinking="false" fo:background-color="#f8f9fa"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00079f98-7fff-714b-570e-e09b740f5e83"/><text:span text:style-name="T1">Hello I’m Lutic Enzo From Pataty’s company, I was in charge of the upgrade of the development environment of your company. I thought about a solution for work on mac or windows. This solution is virtualbox, a software for using a virtual engine, it is as if you have another computer with linux for example or other operating system. Your company's employees use virtualbox with linux and debian to install linux, they must have a formation for using virtualbox or they must follow the instructions, we supply you this by mail and a formation for using linux. But why use virtualbox? This logiciel is easy for starters,  moreover virtualbox is free access so its reduced cost </text:span><text:span text:style-name="T2">of purchases</text:span><text:span text:style-name="T1">, it is open source for virtualbox is easy for updates of this logiciel and also it is  multi-platform. Virtualbox allows testing on different operating systems and thanks to this every employee works on the same operating system. Then I advise visual studio code for developing is also easy and it is a multi-language of developpement with different extensions. Thanks for listening to me. </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8.2$Windows_X86_64 LibreOffice_project/f82ddfca21ebc1e222a662a32b25c0c9d20169ee</meta:generator>
    <dc:date>2022-01-20T13:43:35.584000000</dc:date>
    <meta:editing-duration>PT14S</meta:editing-duration>
    <meta:editing-cycles>1</meta:editing-cycles>
    <meta:document-statistic meta:table-count="0" meta:image-count="0" meta:object-count="0" meta:page-count="1" meta:paragraph-count="2" meta:word-count="181" meta:character-count="1080" meta:non-whitespace-character-count="896"/>
  </office:meta>
</office:document-meta>
</file>